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36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4:38:07.254234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4T04:39:33.221462739</dc:date>
    <meta:editing-duration>P3DT4H26M12S</meta:editing-duration>
    <meta:editing-cycles>261</meta:editing-cycles>
    <meta:generator>LibreOffice/7.3.1.3$Linux_X86_64 LibreOffice_project/30$Build-3</meta:generator>
    <meta:document-statistic meta:table-count="1" meta:cell-count="873" meta:object-count="0"/>
  </office:meta>
</office:document-meta>
</file>